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8065954" text:style-name="L1">
        <text:list-item>
          <text:p text:style-name="P1">Retangulos Re → ti=xi-1</text:p>
          <text:p text:style-name="P1">x= a + i*dx (i=0, n-1)</text:p>
        </text:list-item>
      </text:list>
      <text:p text:style-name="Standard"><text:tab/><text:tab/><text:tab/>Rd → ti=xi</text:p>
      <text:p text:style-name="Standard"><text:tab/>x= a + i*dx (i=1, n)</text:p>
      <text:p text:style-name="Standard"><text:tab/><text:tab/><text:tab/>Rn → ti=(xi-1+xi)/2</text:p>
      <text:p text:style-name="Standard"><text:tab/>x=a+dx/2 +i*dx</text:p>
      <text:p text:style-name="Standard"><text:tab/>x=a+dx*(i*0.5)</text:p>
      <text:p text:style-name="Standard"/>
      <text:p text:style-name="Standard">S=0</text:p>
      <text:p text:style-name="Standard">do i=0, n-1</text:p>
      <text:p text:style-name="Standard">x= a + i*dx</text:p>
      <text:p text:style-name="Standard">S=S+f(x)</text:p>
      <text:p text:style-name="Standard">end do</text:p>
      <text:p text:style-name="Standard">S=S*dx</text:p>
      <text:p text:style-name="Standard"/>
      <text:list xml:id="list760412591" text:style-name="L2">
        <text:list-item>
          <text:p text:style-name="P2">Implementar programas</text:p>
        </text:list-item>
        <text:list-item>
          <text:p text:style-name="P2">N=1,2,4,8,...,n^k <text:s/>k → 20</text:p>
        </text:list-item>
      </text:list>
      <text:p text:style-name="Standard"/>
      <text:p text:style-name="Standard">f(x)=(xi-1)+f(xi-1)*(x-xi-1)</text:p>
      <text:p text:style-name="Standard"/>
      <text:p text:style-name="Standard">f'(xi)= [f(xi)-f(i-1)]/(xi-xi-1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5-11T15:40:54</meta:creation-date>
    <dc:date>2016-05-11T17:05:07</dc:date>
    <dc:creator>Cristiane Oliveira</dc:creator>
    <meta:editing-duration>PT11M4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7" meta:word-count="49" meta:character-count="220" meta:non-whitespace-character-count="250"/>
  </office:meta>
</office:document-meta>
</file>